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aaf" officeooo:paragraph-rsid="0009faaf"/>
    </style:style>
    <style:style style:name="P2" style:family="paragraph" style:parent-style-name="Standard">
      <style:text-properties officeooo:rsid="000b511f" officeooo:paragraph-rsid="000b511f"/>
    </style:style>
    <style:style style:name="P3" style:family="paragraph" style:parent-style-name="Standard">
      <style:text-properties officeooo:paragraph-rsid="0009faaf"/>
    </style:style>
    <style:style style:name="P4" style:family="paragraph" style:parent-style-name="Standard">
      <style:text-properties officeooo:rsid="000c884a" officeooo:paragraph-rsid="000c884a"/>
    </style:style>
    <style:style style:name="P5" style:family="paragraph" style:parent-style-name="Standard">
      <style:text-properties officeooo:rsid="000c884a" officeooo:paragraph-rsid="0025a4ed"/>
    </style:style>
    <style:style style:name="P6" style:family="paragraph" style:parent-style-name="Standard">
      <style:text-properties officeooo:rsid="00128a42" officeooo:paragraph-rsid="00128a42"/>
    </style:style>
    <style:style style:name="P7" style:family="paragraph" style:parent-style-name="Standard">
      <style:text-properties officeooo:rsid="00135e58" officeooo:paragraph-rsid="00135e58"/>
    </style:style>
    <style:style style:name="P8" style:family="paragraph" style:parent-style-name="Standard">
      <style:text-properties officeooo:rsid="0017444e" officeooo:paragraph-rsid="0017444e"/>
    </style:style>
    <style:style style:name="P9" style:family="paragraph" style:parent-style-name="Standard">
      <style:text-properties officeooo:rsid="00181858" officeooo:paragraph-rsid="00181858"/>
    </style:style>
    <style:style style:name="P10" style:family="paragraph" style:parent-style-name="Standard">
      <style:text-properties officeooo:rsid="00192980" officeooo:paragraph-rsid="00192980"/>
    </style:style>
    <style:style style:name="P11" style:family="paragraph" style:parent-style-name="Standard">
      <style:text-properties officeooo:rsid="001ad974" officeooo:paragraph-rsid="001ad974"/>
    </style:style>
    <style:style style:name="P12" style:family="paragraph" style:parent-style-name="Standard">
      <style:text-properties officeooo:rsid="001912ad" officeooo:paragraph-rsid="001912ad"/>
    </style:style>
    <style:style style:name="P13" style:family="paragraph" style:parent-style-name="Standard">
      <style:text-properties officeooo:rsid="001ce704" officeooo:paragraph-rsid="001ce704"/>
    </style:style>
    <style:style style:name="P14" style:family="paragraph" style:parent-style-name="Standard">
      <style:text-properties officeooo:rsid="001ed56a" officeooo:paragraph-rsid="001ed56a"/>
    </style:style>
    <style:style style:name="P15" style:family="paragraph" style:parent-style-name="Standard">
      <style:text-properties officeooo:rsid="0021a54f" officeooo:paragraph-rsid="0021a54f"/>
    </style:style>
    <style:style style:name="P16" style:family="paragraph" style:parent-style-name="Standard">
      <style:text-properties officeooo:paragraph-rsid="0022169b"/>
    </style:style>
    <style:style style:name="P17" style:family="paragraph" style:parent-style-name="Standard">
      <style:text-properties fo:font-weight="normal" officeooo:rsid="001f2a3a" officeooo:paragraph-rsid="001f2a3a" style:font-weight-asian="normal" style:font-weight-complex="normal"/>
    </style:style>
    <style:style style:name="P18" style:family="paragraph" style:parent-style-name="Standard">
      <style:text-properties fo:font-weight="normal" officeooo:rsid="0021a54f" officeooo:paragraph-rsid="0021a54f" style:font-weight-asian="normal" style:font-weight-complex="normal"/>
    </style:style>
    <style:style style:name="P19" style:family="paragraph" style:parent-style-name="Standard">
      <style:text-properties fo:font-weight="normal" officeooo:rsid="0021a54f" officeooo:paragraph-rsid="0025a4ed" style:font-weight-asian="normal" style:font-weight-complex="normal"/>
    </style:style>
    <style:style style:name="P20" style:family="paragraph" style:parent-style-name="Standard">
      <style:text-properties fo:font-weight="normal" officeooo:rsid="0027e81c" officeooo:paragraph-rsid="0027e81c" style:font-weight-asian="normal" style:font-weight-complex="normal"/>
    </style:style>
    <style:style style:name="P21" style:family="paragraph" style:parent-style-name="Standard">
      <style:text-properties fo:font-weight="normal" officeooo:rsid="0028287f" officeooo:paragraph-rsid="0028287f" style:font-weight-asian="normal" style:font-weight-complex="normal"/>
    </style:style>
    <style:style style:name="P22" style:family="paragraph" style:parent-style-name="Standard">
      <style:text-properties fo:font-weight="normal" officeooo:rsid="002bade1" officeooo:paragraph-rsid="002bade1" style:font-weight-asian="normal" style:font-weight-complex="normal"/>
    </style:style>
    <style:style style:name="P23" style:family="paragraph" style:parent-style-name="Standard">
      <style:text-properties fo:font-weight="normal" officeooo:rsid="0010e72d" officeooo:paragraph-rsid="0025a4ed" style:font-weight-asian="normal" style:font-weight-complex="normal"/>
    </style:style>
    <style:style style:name="P24" style:family="paragraph" style:parent-style-name="Standard">
      <style:text-properties fo:font-weight="normal" officeooo:rsid="0010e72d" officeooo:paragraph-rsid="002c6b39" style:font-weight-asian="normal" style:font-weight-complex="normal"/>
    </style:style>
    <style:style style:name="P25" style:family="paragraph" style:parent-style-name="Standard">
      <style:text-properties fo:font-weight="normal" officeooo:rsid="002e533f" officeooo:paragraph-rsid="002e533f" style:font-weight-asian="normal" style:font-weight-complex="normal"/>
    </style:style>
    <style:style style:name="P26" style:family="paragraph" style:parent-style-name="Standard">
      <style:text-properties officeooo:rsid="0010e72d" officeooo:paragraph-rsid="0025a4ed"/>
    </style:style>
    <style:style style:name="T1" style:family="text">
      <style:text-properties fo:font-variant="normal" fo:text-transform="none" fo:color="#444950" style:font-name="Helvetica" fo:font-size="9pt" fo:letter-spacing="normal" fo:font-style="normal" fo:font-weight="normal"/>
    </style:style>
    <style:style style:name="T2" style:family="text">
      <style:text-properties officeooo:rsid="0009faa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2169b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" style:family="text">
      <style:text-properties officeooo:rsid="0029bd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MAIN GATE TO ADMIN:<text:tab/></text:span><text:span text:style-name="T1">_~e_D_zc|MTzAEBCBCBADAF?F@D@BBDBBB@B@B@dA|GHDHGH^</text:span></text:p>
      <text:p text:style-name="P1"/>
      <text:p text:style-name="P2">ADMIN TO LRC:<text:tab/><text:tab/>_ze_Dkkc|MfAhH</text:p>
      <text:p text:style-name="P2"/>
      <text:p text:style-name="P2">ADMIN TO NEW AUDI:<text:tab/><text:bookmark-start text:name="__DdeLink__63_379803863"/>_ze_Dkkc|Mb@xCfAWDAD@D@B?~@Y<text:bookmark-end text:name="__DdeLink__63_379803863"/></text:p>
      <text:p text:style-name="P2"/>
      <text:p text:style-name="P2">ADMIN TO B-BLOCK:<text:tab/>y}e_Dcdc|MRg@b@RPCXAd@WP_@c@wC</text:p>
      <text:p text:style-name="P2"/>
      <text:p text:style-name="P19"/>
      <text:p text:style-name="P5">OAT TO ADMIN: _ze_Dkkc|MmAwHAEBA@A@A@A@C@C@C?AlCs@B?B?B?@?H@RDDB|EtCB@B?BABA@AvH~DBH?@?DwAlHFBB@XPBBBBFFDDDFFLDT@N@L</text:p>
      <text:p text:style-name="P26">sc to admin : <text:s/>_ze_Dkkc|MmAwHAEBA@A@A@A@C@C@C?AlCs@B?B?B?@?H@RDDB|EtCB@B?BABA@AvH~DBH?@?DcAzEe@rB</text:p>
      <text:p text:style-name="P23">sc to oat : {ge_Doac|M@ONGb@HBBBBFFDDDFFLDT@N@L</text:p>
      <text:p text:style-name="P24"><text:tab/><text:tab/><text:tab/>oge_Dibc|MUnAd@JDD@J@L</text:p>
      <text:p text:style-name="P20">mg sc : <text:span text:style-name="T6">q</text:span><text:a xlink:type="simple" xlink:href="mailto:q%7De_Dwxc%7CMJp@H" text:style-name="Internet_20_link" text:visited-style-name="Visited_20_Internet_20_Link">}e_Dwxc|MJp@H</text:a>?HBFDBD@F@JnCq@B?B?B?@?H@RDDB|EtCB@B?BABA@AvH~DBH?@?DcAzEe@rB</text:p>
      <text:p text:style-name="P21">mg mdp : q}e_Dwxc|MNr@JAHFDJBNnCq@?ODWnAqC</text:p>
      <text:p text:style-name="P21">mg visitors: q}e_Dwxc|MLr@R@HJBRnCq@HAN@PFbFxCD@DADCnGdDOf@TJAFs@Z</text:p>
      <text:p text:style-name="P21"><text:tab/><text:tab/><text:tab/>q}e_Dwxc|MLr@R@HJBRnCq@HAN@PFbFxCD@DADCnGdD</text:p>
      <text:p text:style-name="P22">vh sc : <text:a xlink:type="simple" xlink:href="mailto:_fe_Dmmc%7CMj@XBF" text:style-name="Internet_20_link" text:visited-style-name="Visited_20_Internet_20_Link">_fe_Dmmc|Mj@XBF</text:a>?H]dA_ArF</text:p>
      <text:p text:style-name="P22">admin mdp: <text:a xlink:type="simple" xlink:href="mailto:_ze_Dkkc%7CM@SMMeA" text:style-name="Internet_20_link" text:visited-style-name="Visited_20_Internet_20_Link">_ze_Dkkc|M@SMMeA</text:a>{GJIBMnCq@?ODWnAqC</text:p>
      <text:p text:style-name="P22">admin vh : <text:a xlink:type="simple" xlink:href="mailto:_ze_Dkkc%7CM@SMMeA" text:style-name="Internet_20_link" text:visited-style-name="Visited_20_Internet_20_Link">_ze_Dkkc|M@SMMeA</text:a>{GJIBMnCq@N@PFbFxCD@DADCnGdD</text:p>
      <text:p text:style-name="P25">vh mdp : {te_Do}c|MkAnCEV?PR@TF`FxCFA|GfD</text:p>
      <text:p text:style-name="P4"/>
      <text:p text:style-name="P8">lrc cc: <text:a xlink:type="simple" xlink:href="mailto:wwe_Dabc%7CMy@HB" text:style-name="Internet_20_link" text:visited-style-name="Visited_20_Internet_20_Link">wwe_Dabc|My@HB</text:a>`@]H</text:p>
      <text:p text:style-name="P8">lrc b: wwe_Dabc|Me@mCMRWRQHg@De@YUj@</text:p>
      <text:p text:style-name="P16"><text:span text:style-name="T4">lrc na : </text:span><text:span text:style-name="T5">}we_Dcbc|M]mCfAWDAD@D@B?~@Y</text:span></text:p>
      <text:p text:style-name="P9">na b: y}e_Dcdc|MRg@b@RPCXAd@WP_@~Ck@</text:p>
      <text:p text:style-name="P12">cc <text:span text:style-name="T3">b: y}e_Dcdc|MRg@b@RVEHJGl@Fl@Rf@</text:span></text:p>
      <text:p text:style-name="P13"><text:span text:style-name="T3">cc cg : </text:span><text:a xlink:type="simple" xlink:href="mailto:kze_Dm%60c%7CM@RATCNIJKD" text:style-name="Internet_20_link" text:visited-style-name="Visited_20_Internet_20_Link"><text:span text:style-name="T3">kze_Dm`c|M@RATCNIJKD</text:span></text:a><text:span text:style-name="T3">?HRfAvBa@<text:tab/>ize_Dm`c|MLCtAbC</text:span></text:p>
      <text:p text:style-name="P14"><text:span text:style-name="T3">na cg : </text:span><text:a xlink:type="simple" xlink:href="mailto:%7Dse_Dahc%7CM?F?D@BBBBBD" text:style-name="Internet_20_link" text:visited-style-name="Visited_20_Internet_20_Link"><text:span text:style-name="T3">}se_Dahc|M?F?D@BBBBBD</text:span></text:a><text:span text:style-name="T3">?BAHZTEPFiCpGGb@MB</text:span></text:p>
      <text:p text:style-name="P17">lrc cg : wwe_Dabc|My@H@`@H`@x@hB</text:p>
      <text:p text:style-name="P18">admin hp : _ze_Dkkc|M@FcBZQ@ODIJCNEPe@JBV</text:p>
      <text:p text:style-name="P4"/>
      <text:p text:style-name="P6">b a: <text:a xlink:type="simple" xlink:href="mailto:y%7De_Dcdc%7CM_@SEO" text:style-name="Internet_20_link" text:visited-style-name="Visited_20_Internet_20_Link">y}e_Dcdc|M_@SEO</text:a></text:p>
      <text:p text:style-name="P6">b h: <text:a xlink:type="simple" xlink:href="mailto:y%7De_Dcdc%7CM_@SEOoAV" text:style-name="Internet_20_link" text:visited-style-name="Visited_20_Internet_20_Link">y}e_Dcdc|M_@SEOoAV</text:a></text:p>
      <text:p text:style-name="P6">b g : <text:a xlink:type="simple" xlink:href="mailto:y%7De_Dcdc%7CM_@SEO" text:style-name="Internet_20_link" text:visited-style-name="Visited_20_Internet_20_Link">y}e_Dcdc|M_@SEO</text:a>{Cn@</text:p>
      <text:p text:style-name="P6">b f : y}e_Dcdc|M_@SEOoDt@@NK\<text:tab/>y}e_Dcdc|MS\@PqDt@CQYQ</text:p>
      <text:p text:style-name="P6">b e : y}e_Dcdc|MS\@P}Cl@</text:p>
      <text:p text:style-name="P7">b d : y}e_Dcdc|MS\@PsAX</text:p>
      <text:p text:style-name="P7">b c : y}e_Dcdc|MS\@P</text:p>
      <text:p text:style-name="P7">d h : aaf_Dyac|MSqA</text:p>
      <text:p text:style-name="P10">a h : uaf_Dmdc|MtAY</text:p>
      <text:p text:style-name="P10">g h : uaf_Dmdc|MgAT</text:p>
      <text:p text:style-name="P10">f g : {cf_Dwcc|MSD@NK\</text:p>
      <text:p text:style-name="P11">e f : ecf_Deac|MWFCQYQ</text:p>
      <text:p text:style-name="P11">d e : ecf_Deac|MbAS</text:p>
      <text:p text:style-name="P11">c d : i~e_Dubc|MwAZ</text:p>
      <text:p text:style-name="P15">a hp : __f_Deec|MCQGBKy@</text:p>
      <text:p text:style-name="P7"/>
      <text:p text:style-name="P7"/>
      <text:p text:style-name="P7"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0:35:05.925529389</meta:creation-date>
    <dc:date>2018-12-19T10:38:20.670035397</dc:date>
    <meta:editing-duration>PT3H22M12S</meta:editing-duration>
    <meta:editing-cycles>15</meta:editing-cycles>
    <meta:generator>LibreOffice/6.1.3.2$Linux_X86_64 LibreOffice_project/86daf60bf00efa86ad547e59e09d6bb77c699acb</meta:generator>
    <meta:document-statistic meta:table-count="0" meta:image-count="0" meta:object-count="0" meta:page-count="2" meta:paragraph-count="40" meta:word-count="152" meta:character-count="1581" meta:non-whitespace-character-count="1461"/>
  </office:meta>
</office:document-meta>
</file>